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26<text:span text:style-name="T1">th</text:span> year old boy</text:p>
      <text:p text:style-name="P2"/>
      <text:p text:style-name="P2">Like Peter Pan in Nowhere land,</text:p>
      <text:p text:style-name="P2">don't want to mature in a grown up way.</text:p>
      <text:p text:style-name="P2">Might have deceived you as able to oblige</text:p>
      <text:p text:style-name="P2">the social code, truthfully tactless as much as I</text:p>
      <text:p text:style-name="P2">try to fool you...</text:p>
      <text:p text:style-name="P2">On technical terms I should have been a scientist,</text:p>
      <text:p text:style-name="P2">understanding everything on the principle level,</text:p>
      <text:p text:style-name="P2">but a lame 62 in 4 units of math (much aided)</text:p>
      <text:p text:style-name="P2">has left their scarred tissues in my cerebrum</text:p>
      <text:p text:style-name="P2">cortex synapse grid. The 'all or nothing' principle</text:p>
      <text:p text:style-name="P2">between potassium &amp; sodium ions determine whether the</text:p>
      <text:p text:style-name="P2">next neuron will be sent across the axon, triggering</text:p>
      <text:p text:style-name="P2">a certain neurotransmitter chemical to meet</text:p>
      <text:p text:style-name="P2">his neuroreceptor chemical. As simple as that,</text:p>
      <text:p text:style-name="P2">a network of nodes and super nodes firing electricity</text:p>
      <text:p text:style-name="P2">and stirring chemicals. Enzymes hold the secret,</text:p>
      <text:p text:style-name="P2">those wretched catalytic proteins. If one could find</text:p>
      <text:p text:style-name="P2">the right mixture of enzymes, chemicals</text:p>
      <text:p text:style-name="P2">and inhibitor releasers, one could find happiness.</text:p>
      <text:p text:style-name="P2">Mine will include freedom &amp; solitude, an acolyte</text:p>
      <text:p text:style-name="P2">of naturalism, no illegal substances for me, </text:p>
      <text:p text:style-name="P2">my mind is as twisted enough as it is. No alcohol</text:p>
      <text:p text:style-name="P2">or smokes either, smoking doesn't really makes one cooler</text:p>
      <text:p text:style-name="P2">than others, and a pile of corpses with me wielding a katana</text:p>
      <text:p text:style-name="P2">will be troublesome to explain at the court of law, </text:p>
      <text:p text:style-name="P2">at best. Escapism is my reality, virtual as it may 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OoZoOl Obliterator</meta:initial-creator>
    <meta:creation-date>2007-11-25T00:54:51</meta:creation-date>
    <dc:creator>OoZoOl Obliterator</dc:creator>
    <dc:date>2007-11-26T00:30:49</dc:date>
    <meta:printed-by>OoZoOl Obliterator</meta:printed-by>
    <meta:print-date>2007-11-26T00:27:33</meta:print-date>
    <meta:editing-cycles>2</meta:editing-cycles>
    <meta:editing-duration>PT16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15" meta:character-count="1235"/>
  </office:meta>
</office:document-meta>
</file>